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Liberation Mono', Menlo, Courier, monospace"/>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2b24fa13" officeooo:paragraph-rsid="2b24fa13" style:language-asian="ja" style:country-asian="JP"/>
    </style:style>
    <style:style style:name="P2" style:family="paragraph" style:parent-style-name="Header">
      <style:text-properties officeooo:paragraph-rsid="2b20adbf" style:language-asian="ja" style:country-asian="JP"/>
    </style:style>
    <style:style style:name="P3" style:family="paragraph" style:parent-style-name="Text_20_body">
      <style:paragraph-properties fo:text-align="end" style:justify-single-word="false"/>
      <style:text-properties officeooo:paragraph-rsid="119c02da" style:language-asian="ja" style:country-asian="JP"/>
    </style:style>
    <style:style style:name="P4" style:family="paragraph" style:parent-style-name="Text_20_body">
      <style:text-properties officeooo:rsid="2956d041" style:language-asian="ja" style:country-asian="JP"/>
    </style:style>
    <style:style style:name="P5" style:family="paragraph" style:parent-style-name="Text_20_body">
      <style:text-properties officeooo:rsid="2b307863" officeooo:paragraph-rsid="2b307863" style:language-asian="ja" style:country-asian="JP"/>
    </style:style>
    <style:style style:name="P6" style:family="paragraph" style:parent-style-name="Text_20_body">
      <style:text-properties officeooo:paragraph-rsid="2a9f8aa1"/>
    </style:style>
    <style:style style:name="P7" style:family="paragraph" style:parent-style-name="Text_20_body">
      <style:text-properties officeooo:rsid="2b25df1b" officeooo:paragraph-rsid="2b25df1b"/>
    </style:style>
    <style:style style:name="P8" style:family="paragraph" style:parent-style-name="Text_20_body">
      <style:text-properties officeooo:rsid="2b285376" officeooo:paragraph-rsid="2b285376"/>
    </style:style>
    <style:style style:name="P9" style:family="paragraph" style:parent-style-name="Text_20_body">
      <style:text-properties officeooo:rsid="2b34ad50" officeooo:paragraph-rsid="2b3998e0"/>
    </style:style>
    <style:style style:name="P10" style:family="paragraph" style:parent-style-name="Text_20_body">
      <style:text-properties officeooo:rsid="2b3be0c4" officeooo:paragraph-rsid="2b3be0c4"/>
    </style:style>
    <style:style style:name="P11" style:family="paragraph" style:parent-style-name="Text_20_body">
      <style:text-properties officeooo:rsid="2b3fb4e0" officeooo:paragraph-rsid="2b3fb4e0"/>
    </style:style>
    <style:style style:name="P12" style:family="paragraph" style:parent-style-name="Text_20_body">
      <style:text-properties officeooo:rsid="2b41c5ad" officeooo:paragraph-rsid="2b41c5ad"/>
    </style:style>
    <style:style style:name="P13" style:family="paragraph" style:parent-style-name="Text_20_body">
      <style:text-properties officeooo:rsid="2b447737" officeooo:paragraph-rsid="2b447737"/>
    </style:style>
    <style:style style:name="P14" style:family="paragraph" style:parent-style-name="Text_20_body">
      <style:text-properties officeooo:rsid="2b47790d" officeooo:paragraph-rsid="2b47790d"/>
    </style:style>
    <style:style style:name="P15" style:family="paragraph" style:parent-style-name="記述例">
      <style:text-properties officeooo:rsid="2b41c5ad" officeooo:paragraph-rsid="2b41c5ad"/>
    </style:style>
    <style:style style:name="P16" style:family="paragraph" style:parent-style-name="記述例">
      <style:text-properties officeooo:rsid="2b42bc42" officeooo:paragraph-rsid="2b42bc42"/>
    </style:style>
    <style:style style:name="P17" style:family="paragraph" style:parent-style-name="Heading_20_1">
      <style:text-properties officeooo:rsid="27c2d071" officeooo:paragraph-rsid="2a9f8aa1" style:language-asian="ja" style:country-asian="JP"/>
    </style:style>
    <style:style style:name="P18" style:family="paragraph" style:parent-style-name="Title" style:master-page-name="Standard">
      <style:paragraph-properties style:page-number="auto"/>
      <style:text-properties officeooo:rsid="2b24fa13" officeooo:paragraph-rsid="2b24fa13" style:language-asian="ja" style:country-asian="JP"/>
    </style:style>
    <style:style style:name="P19" style:family="paragraph" style:parent-style-name="Text_20_body" style:list-style-name="L1">
      <style:text-properties officeooo:rsid="2b25df1b" officeooo:paragraph-rsid="2b273a30"/>
    </style:style>
    <style:style style:name="P20" style:family="paragraph" style:parent-style-name="Text_20_body" style:list-style-name="L1">
      <style:text-properties officeooo:rsid="2b25df1b" officeooo:paragraph-rsid="2b25df1b"/>
    </style:style>
    <style:style style:name="P21" style:family="paragraph" style:parent-style-name="Text_20_body" style:list-style-name="L1">
      <style:text-properties officeooo:rsid="2b25df1b" officeooo:paragraph-rsid="2b27e2dc"/>
    </style:style>
    <style:style style:name="P22" style:family="paragraph" style:parent-style-name="Text_20_body" style:list-style-name="L1">
      <style:text-properties officeooo:rsid="2b285376" officeooo:paragraph-rsid="2b285376"/>
    </style:style>
    <style:style style:name="P23" style:family="paragraph" style:parent-style-name="Text_20_body" style:list-style-name="L2">
      <style:text-properties officeooo:rsid="2b307863" officeooo:paragraph-rsid="2b307863" style:language-asian="ja" style:country-asian="JP"/>
    </style:style>
    <style:style style:name="P24" style:family="paragraph" style:parent-style-name="Text_20_body">
      <style:text-properties officeooo:rsid="2b307863" officeooo:paragraph-rsid="2b307863" style:language-asian="ja" style:country-asian="JP"/>
    </style:style>
    <style:style style:name="P25" style:family="paragraph" style:parent-style-name="Text_20_body" style:list-style-name="L4">
      <style:text-properties officeooo:rsid="2b5202a8" officeooo:paragraph-rsid="2b5202a8" style:language-asian="ja" style:country-asian="JP"/>
    </style:style>
    <style:style style:name="P26" style:family="paragraph" style:parent-style-name="Text_20_body">
      <style:text-properties officeooo:rsid="2b47790d" officeooo:paragraph-rsid="2b481276"/>
    </style:style>
    <style:style style:name="P27" style:family="paragraph" style:parent-style-name="Text_20_body">
      <style:text-properties officeooo:rsid="2b4f0507" officeooo:paragraph-rsid="2b4f0507"/>
    </style:style>
    <style:style style:name="P28" style:family="paragraph" style:parent-style-name="Text_20_body">
      <style:text-properties officeooo:rsid="2b52cd0f" officeooo:paragraph-rsid="2b52cd0f"/>
    </style:style>
    <style:style style:name="P29" style:family="paragraph" style:parent-style-name="Heading_20_2">
      <style:text-properties officeooo:rsid="2b307863" officeooo:paragraph-rsid="2b52cd0f" style:language-asian="ja" style:country-asian="JP"/>
    </style:style>
    <style:style style:name="P30" style:family="paragraph" style:parent-style-name="記述例">
      <style:text-properties officeooo:rsid="2b4ce4a2" officeooo:paragraph-rsid="2b4ce4a2"/>
    </style:style>
    <style:style style:name="P31" style:family="paragraph" style:parent-style-name="記述例">
      <style:text-properties officeooo:rsid="2b4f0507" officeooo:paragraph-rsid="2b4f0507"/>
    </style:style>
    <style:style style:name="P32" style:family="paragraph" style:parent-style-name="Heading_20_3">
      <style:text-properties officeooo:rsid="2b41c5ad" officeooo:paragraph-rsid="2b41c5ad"/>
    </style:style>
    <style:style style:name="T1" style:family="text">
      <style:text-properties officeooo:rsid="2b252dfc"/>
    </style:style>
    <style:style style:name="T2" style:family="text">
      <style:text-properties officeooo:rsid="2b27e2dc"/>
    </style:style>
    <style:style style:name="T3" style:family="text">
      <style:text-properties officeooo:rsid="2b28ab0a"/>
    </style:style>
    <style:style style:name="T4" style:family="text">
      <style:text-properties officeooo:rsid="2b2f09e8"/>
    </style:style>
    <style:style style:name="T5" style:family="text">
      <style:text-properties officeooo:rsid="2b32f5de"/>
    </style:style>
    <style:style style:name="T6" style:family="text">
      <style:text-properties officeooo:rsid="2b33a7f6"/>
    </style:style>
    <style:style style:name="T7" style:family="text">
      <style:text-properties officeooo:rsid="2b36494b"/>
    </style:style>
    <style:style style:name="T8" style:family="text">
      <style:text-properties officeooo:rsid="2b3da03c"/>
    </style:style>
    <style:style style:name="T9" style:family="text">
      <style:text-properties officeooo:rsid="2b447737"/>
    </style:style>
    <style:style style:name="T10" style:family="text">
      <style:text-properties officeooo:rsid="2b45d458"/>
    </style:style>
    <style:style style:name="T11" style:family="text">
      <style:text-properties officeooo:rsid="2b4975c6"/>
    </style:style>
    <style:style style:name="T12" style:family="text">
      <style:text-properties officeooo:rsid="2b4df39a"/>
    </style:style>
    <style:style style:name="T13" style:family="text">
      <style:text-properties officeooo:rsid="2b4f0507"/>
    </style:style>
    <style:style style:name="T14" style:family="text">
      <style:text-properties officeooo:rsid="2b4f3fe0"/>
    </style:style>
    <style:style style:name="T15" style:family="text">
      <style:text-properties officeooo:rsid="2b5202a8"/>
    </style:style>
    <style:style style:name="T16" style:family="text">
      <style:text-properties style:language-asian="ja" style:country-asian="JP"/>
    </style:style>
    <style:style style:name="T17" style:family="text">
      <style:text-properties officeooo:rsid="2b307863" style:language-asian="ja" style:country-asian="JP"/>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IONEシステム設定手順書</text:p>
      <text:h text:style-name="P17" text:outline-level="1">概要</text:h>
      <text:p text:style-name="P6">本書は<text:span text:style-name="T1">PIONEシステムの管理者を対象に、システムの設定手順を説明する。</text:span></text:p>
      <text:h text:style-name="Heading_20_2" text:outline-level="2">PIONEシステム</text:h>
      <text:p text:style-name="P7">PIONEシステムは主に下記の三種から成るシステムである。</text:p>
      <text:list xml:id="list8202863724998661751" text:style-name="L1">
        <text:list-item>
          <text:p text:style-name="P19"><text:span text:style-name="T6">PIONE</text:span>タスクブローカ</text:p>
          <text:list>
            <text:list-item>
              <text:p text:style-name="P20">処理を行なうタスクブローカを提供する計算機群で<text:span text:style-name="T2">ある</text:span></text:p>
            </text:list-item>
          </text:list>
        </text:list-item>
        <text:list-item>
          <text:p text:style-name="P21"><text:span text:style-name="T6">PIONE</text:span>クライアント</text:p>
          <text:list>
            <text:list-item>
              <text:p text:style-name="P21">処理の依頼とタプル空間の提供を行なう計算機で<text:span text:style-name="T2">ある</text:span></text:p>
            </text:list-item>
          </text:list>
        </text:list-item>
        <text:list-item>
          <text:p text:style-name="P19"><text:span text:style-name="T6">PIONE</text:span>ウェブクライアント</text:p>
          <text:list>
            <text:list-item>
              <text:p text:style-name="P22"><text:span text:style-name="T5">PIONE</text:span>クライアントを利用してウェブから処理の依頼を実現するためのウェブサーバである</text:p>
            </text:list-item>
          </text:list>
        </text:list-item>
      </text:list>
      <text:p text:style-name="P8">この<text:span text:style-name="T3">うち、管理者の管理が必要であるのは、タスクブローカとウェブクライアントである。これらの設定の手順を示す。</text:span></text:p>
      <text:h text:style-name="Heading_20_1" text:outline-level="1">タスクブローカの設定手順</text:h>
      <text:p text:style-name="P4">タスクブローカはクライアントが依頼したタスクを処理するタスクワーカを提供する<text:span text:style-name="T4">。タスクブローカの設定は以下の通りである。</text:span></text:p>
      <text:list xml:id="list7717438525801393793" text:style-name="L2">
        <text:list-item>
          <text:p text:style-name="P23">Ruby1.9環境の構築</text:p>
        </text:list-item>
        <text:list-item>
          <text:p text:style-name="P23">PIONEのインストール</text:p>
        </text:list-item>
        <text:list-item>
          <text:p text:style-name="P23">ブローカの起動</text:p>
        </text:list-item>
      </text:list>
      <text:h text:style-name="Heading_20_2" text:outline-level="2">Ruby1.9環境の構築</text:h>
      <text:p text:style-name="P9">PIONEはRuby1.9環境において動作する。Ruby1.9環境がシステムにおいて標準的に提供されている場合にはそれを利用するが、提供されていない場合にはインストールが必要である。インストール方法は様々考えられるが<text:span text:style-name="T7">、簡便さを考慮しRVM（http://rvm.io/）の使用したインストールを推奨する。</text:span></text:p>
      <text:h text:style-name="Heading_20_3" text:outline-level="3">RVMによるインストール方法</text:h>
      <text:p text:style-name="P10">RVMのサイトに最新のインストール方法が示されているので、必ずそれを確認しインストールする事。現時点でのインストール方法は下記<text:span text:style-name="T8">である。</text:span></text:p>
      <text:p text:style-name="記述例">curl -sSL https://get.rvm.io | bash -s stable –<text:span text:style-name="T8">ruby=1.9.3</text:span></text:p>
      <text:p text:style-name="P11">RVMでのRuby環境の維持方法はRVMのサイトに豊富なドキュメンテーションが存在しており、またヘルプコマンド（rvm help）から多くの情報が取得できるので、そちらを参照する事。</text:p>
      <text:h text:style-name="Heading_20_2" text:outline-level="2">PIONEのインストール</text:h>
      <text:p text:style-name="P12">PIONEはgemをインストールするか、またはgithubからレポジトリをダウンロードして使用する。</text:p>
      <text:h text:style-name="P32" text:outline-level="3">gemのインストール</text:h>
      <text:p text:style-name="P13">PIONEのgemは通常のgem同様にインストールが可能である。下記の手順により<text:span text:style-name="T10">、最新版のPIONEがインストールされる。</text:span></text:p>
      <text:p text:style-name="P15"><text:soft-page-break/>gem install pione</text:p>
      <text:h text:style-name="Heading_20_2" text:outline-level="2">githubレポジトリの利用</text:h>
      <text:p text:style-name="P14">githubレポジトリのPIONEを利用する為には、下記のコマンドによりレポジトリをローカルにクローンする。</text:p>
      <text:p text:style-name="P16"><text:span text:style-name="T9">git clone </text:span>https://github.com/pione/pione.git</text:p>
      <text:p text:style-name="P26">次にチェックアウトしたレポジトリに対して<text:span text:style-name="T11">、bundlerの環境を更新する。</text:span></text:p>
      <text:p text:style-name="記述例"><text:span text:style-name="Source_20_Text">bundle install --path vender/bundle</text:span></text:p>
      <text:p text:style-name="P14">さらに、githubレポジトリのPIONEを利用する為には、環境変数<text:span text:style-name="T12">PATH及びRUBYLIBにPIONE用のパスを</text:span>設定する必要がある。下記はレポジトリのディレクトリを<text:span text:style-name="T12">$REPOした場合の設定例である。</text:span></text:p>
      <text:p text:style-name="P30">export PATH=$REPO/bin:$PATH<text:line-break/>export RUBYLIB=$REPO/lib</text:p>
      <text:h text:style-name="Heading_20_2" text:outline-level="2">ブローカの起動</text:h>
      <text:p text:style-name="Text_20_body">ブローカの起動は<text:span text:style-name="T13">pione-brokerコマンドを使用する。</text:span></text:p>
      <text:p text:style-name="P31">Pione-broker</text:p>
      <text:p text:style-name="P27">ただしブローカは不意に停止する場合が考えられる為、ブローカプロセスの管理にGOD等を利用する事を推奨する。</text:p>
      <text:h text:style-name="Heading_20_1" text:outline-level="1">ウェブクライアントの設定手順</text:h>
      <text:p text:style-name="P5">ウェブクライアントは<text:span text:style-name="T15">PIONEを用いた処理をウェブ経由で依頼する為のインターフェースを提供する。ウェブクライアントの設定は以下の通りである。</text:span></text:p>
      <text:list xml:id="list8398138614333832567" text:style-name="L4">
        <text:list-item>
          <text:p text:style-name="P25">Ruby1.9環境の構築</text:p>
        </text:list-item>
        <text:list-item>
          <text:p text:style-name="P25">ウェブクライアントのインストール</text:p>
        </text:list-item>
        <text:list-item>
          <text:p text:style-name="P25">ウェブクライアントの起動</text:p>
        </text:list-item>
      </text:list>
      <text:h text:style-name="P29" text:outline-level="2">Ruby1.9環境の構築</text:h>
      <text:p text:style-name="P28"><text:span text:style-name="T17">R</text:span><text:span text:style-name="T16">uby1.9環境の構築手順はタスクブローカの場合と同様である。</text:span></text:p>
      <text:h text:style-name="Heading_20_2" text:outline-level="2"><text:span text:style-name="T16">ウェブクライアントのインストール</text:span></text:h>
      <text:p text:style-name="Text_20_body"><text:span text:style-name="T16"/></text:p>
      <text:p text:style-name="P5"/>
      <text:p text:style-name="P5"/>
      <text:p text:style-name="P5"/>
      <text:p text:style-name="P4"/>
      <text:p text:style-name="P3">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Liberation Mono', Menlo, Courier, monospace"/>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text:number-lines="false" text:line-number="0"/>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center" style:justify-single-word="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199cm" fo:margin-bottom="0.6cm" style:wrap="parallel" style:number-wrapped-paragraphs="no-limit" style:wrap-contour="false" style:vertical-pos="top" style:vertical-rel="paragraph-content" style:horizontal-pos="center" style:horizontal-rel="paragraph-content" fo:background-color="transparent" style:background-transparency="100%" fo:padding="0.15cm" fo:border="0.06pt solid #000000" style:shadow="none" draw:shadow-opacity="100%">
        <style:background-image/>
        <style:columns fo:column-count="1" fo:column-gap="0cm"/>
      </style:graphic-properties>
    </style:style>
    <style:style style:name="Graphics" style:family="graphic">
      <style:graphic-properties text:anchor-type="paragraph" svg:x="0cm" svg:y="0cm" fo:margin-top="0.199cm" fo:margin-bottom="0.199cm" style:wrap="dynamic" style:number-wrapped-paragraphs="no-limit" style:wrap-contour="false" style:vertical-pos="from-top" style:vertical-rel="paragraph-content" style:horizontal-pos="from-left" style:horizontal-rel="paragraph-content" fo:background-color="transparent" style:background-transparency="100%" style:shadow="none" draw:shadow-opacity="100%">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2b24fa13" officeooo:paragraph-rsid="2b24fa13" style:language-asian="ja" style:country-asian="JP"/>
    </style:style>
    <style:style style:name="MP2" style:family="paragraph" style:parent-style-name="Header">
      <style:text-properties officeooo:paragraph-rsid="2b20adbf"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ONEシステム設定手順書</text:p>
        <text:p text:style-name="MP2"><text:tab/><text:tab/>㈱なうデータ研究所</text:p>
      </style:header>
      <style:footer>
        <text:p text:style-name="Footer"><text:tab/>－<text:page-number text:select-page="current">2</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2DT23H39M33S</meta:editing-duration>
    <meta:editing-cycles>15012</meta:editing-cycles>
    <meta:generator>LibreOffice/4.2.6.3$Linux_X86_64 LibreOffice_project/420m0$Build-3</meta:generator>
    <dc:date>2014-11-25T08:24:09.787186735</dc:date>
    <meta:print-date>2013-09-18T16:49:17.93</meta:print-date>
    <dc:creator>Keita Yamaguchi</dc:creator>
    <meta:document-statistic meta:table-count="0" meta:image-count="0" meta:object-count="0" meta:page-count="2" meta:paragraph-count="51" meta:word-count="1178" meta:character-count="1590" meta:non-whitespace-character-count="1569"/>
    <meta:user-defined meta:name="Info 1"/>
    <meta:user-defined meta:name="Info 2"/>
    <meta:user-defined meta:name="Info 3"/>
    <meta:user-defined meta:name="Info 4"/>
  </office:meta>
</office:document-meta>
</file>